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D00000A7A00000A77E5963A509A094543.svm" manifest:media-type=""/>
  <manifest:file-entry manifest:full-path="Pictures/2000000D000029F700000A65220CEF3C117487C3.svm" manifest:media-type=""/>
  <manifest:file-entry manifest:full-path="Pictures/10000000000000B1000000B149F2897ED146D50B.jpg" manifest:media-type="image/jpeg"/>
  <manifest:file-entry manifest:full-path="Pictures/100000000000027D0000009DC0115F35EC17CB10.jpg" manifest:media-type="image/jpeg"/>
  <manifest:file-entry manifest:full-path="Pictures/100000000000031A000004639837516C7E1B8F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dvP6EC0" svg:font-family="AdvP6EC0"/>
    <style:font-face style:name="AdvP6ECA" svg:font-family="AdvP6EC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7.144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5.927cm"/>
        </style:tab-stops>
      </style:paragraph-properties>
      <style:text-properties fo:font-size="12pt" style:font-size-asian="12pt" style:font-name-complex="Arial"/>
    </style:style>
    <style:style style:name="P4" style:family="paragraph" style:parent-style-name="Standard">
      <style:paragraph-properties style:snap-to-layout-gri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.212cm" fo:margin-bottom="0cm" loext:contextual-spacing="false"/>
    </style:style>
    <style:style style:name="P6" style:family="paragraph" style:paren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P7" style:family="paragraph" style:parent-style-name="Text_20_body">
      <style:paragraph-properties fo:text-align="center" style:justify-single-word="false" style:snap-to-layout-grid="false"/>
    </style:style>
    <style:style style:name="P8" style:family="paragraph" style:parent-style-name="Contents_20_3">
      <style:paragraph-properties>
        <style:tab-stops>
          <style:tab-stop style:position="16.635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1" style:family="paragraph" style:parent-style-name="Standard" style:master-page-name="Première_20_de_20_Couverture">
      <style:paragraph-properties style:page-number="1"/>
    </style:style>
    <style:style style:name="P12" style:family="paragraph" style:parent-style-name="Standard">
      <style:paragraph-properties style:snap-to-layout-grid="false"/>
      <style:text-properties officeooo:rsid="0002d701" officeooo:paragraph-rsid="0002d701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color="#262626" style:text-outline="false" style:font-name="Georgia" fo:font-size="14pt" fo:letter-spacing="normal" style:letter-kerning="false" style:font-size-asian="14pt"/>
    </style:style>
    <style:style style:name="P15" style:family="paragraph" style:parent-style-name="Heading_20_1">
      <style:text-properties officeooo:rsid="0002d701" officeooo:paragraph-rsid="0002d701"/>
    </style:style>
    <style:style style:name="P16" style:family="paragraph" style:parent-style-name="Heading_20_1" style:master-page-name="Right_20_Page">
      <style:paragraph-properties style:page-number="auto"/>
    </style:style>
    <style:style style:name="P17" style:family="paragraph" style:parent-style-name="Subtitle" style:master-page-name="Right_20_Page">
      <style:paragraph-properties style:page-number="auto"/>
    </style:style>
    <style:style style:name="P18" style:family="paragraph" style:parent-style-name="Retrait_20_corps_20_de_20_texte_20_2">
      <style:paragraph-properties fo:text-align="start" style:justify-single-word="false"/>
    </style:style>
    <style:style style:name="P19" style:family="paragraph" style:parent-style-name="Préambule" style:master-page-name="Right_20_Page">
      <style:paragraph-properties style:page-number="auto"/>
    </style:style>
    <style:style style:name="P20" style:family="paragraph" style:parent-style-name="Text_20_body">
      <style:text-properties officeooo:rsid="00032e54" officeooo:paragraph-rsid="00032e54"/>
    </style:style>
    <style:style style:name="T1" style:family="text">
      <style:text-properties officeooo:rsid="0002d701"/>
    </style:style>
    <style:style style:name="T2" style:family="text">
      <style:text-properties fo:color="#262626" style:text-outline="false" style:font-name="Georgia" fo:font-size="14pt" fo:letter-spacing="normal" style:letter-kerning="false" style:font-size-asian="14pt"/>
    </style:style>
    <style:style style:name="T3" style:family="text">
      <style:text-properties style:font-name="AdvP6EC0" fo:font-size="24pt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.1" text:name="NuméroVersion"/>
        <text:user-field-decl office:value-type="string" office:string-value="Etude et implémentation de l'algorithme des k-means" text:name="TitreDocument"/>
        <text:user-field-decl office:value-type="string" office:string-value="20/11/2016" text:name="DateVersion"/>
        <text:user-field-decl office:value-type="string" office:string-value="Formation d'ingénieur" text:name="Entité"/>
        <text:user-field-decl office:value-type="string" office:string-value="2016-2017&#10;" text:name="AnnéeScolaire"/>
        <text:user-field-decl office:value-type="string" office:string-value="Rapport" text:name="TypeDocument"/>
      </text:user-field-decls>
      <text:p text:style-name="P11"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12">CHICHE Benjamin</text:p><text:p text:style-name="P2"><text:span text:style-name="T1">benjamin.chiche</text:span><text:a xlink:type="simple" xlink:href="mailto:auteur1@telecom-bretagne.eu" text:style-name="Internet_20_link" text:visited-style-name="Visited_20_Internet_20_Link">@telecom-bretagne.eu</text:a></text:p><text:p text:style-name="P2"/><text:p text:style-name="P12">LEROY Rémy</text:p><text:p text:style-name="P2"><text:span text:style-name="T1">remy.leroy</text:span><text:a xlink:type="simple" xlink:href="mailto:auteur1@telecom-bretagne.eu" text:style-name="Internet_20_link" text:visited-style-name="Visited_20_Internet_20_Link">@telecom-bretagne.eu</text:a></text:p><text:p text:style-name="P2"/><text:p text:style-name="P2"/></table:table-cell></table:table-row></table:table></draw:text-box></draw:frame><draw:frame draw:style-name="fr1" draw:name="Cadre1" text:anchor-type="paragraph" svg:x="6.659cm" svg:y="13.762cm" svg:width="10.737cm" draw:z-index="0"><draw:text-box fo:min-height="7.156cm"><table:table table:name="Tableau1" table:style-name="Tableau1"><table:table-column table:style-name="Tableau1.A"/><table:table-row table:style-name="Tableau1.1"><table:table-cell table:style-name="Tableau1.A1" office:value-type="string"><text:p text:style-name="P4"><text:bookmark-start text:name="Titre"/><text:user-field-input text:name="TitreDocument" text:description="Le titre du document">Etude et implémentation de l'algorithme des k-means</text:user-field-input><text:bookmark-end text:name="Titre"/></text:p><text:p text:style-name="P6"><text:user-field-input text:name="TypeDocument" text:description="Type du document">Rapport</text:user-field-input></text:p><text:p text:style-name="P5"><text:bookmark text:name="Service_émetteur"/></text:p><text:p text:style-name="P5"/><text:p text:style-name="P5"/><text:p text:style-name="P5">Version <text:user-field-input text:name="NuméroVersion" text:description="Numéro de version du document">0.1</text:user-field-input> - <text:user-field-input text:name="DateVersion" text:description="Date d'émission de cette version du document">20/11/2016</text:user-field-input></text:p><text:p text:style-name="P5"/><text:p text:style-name="P5"><text:user-field-input text:name="Entité" text:description="Entité de rattachement des auteurs">Formation d'ingénieur</text:user-field-input></text:p><text:p text:style-name="P5">Année scolaire <text:bookmark-start text:name="Date"/><text:user-field-input text:name="AnnéeScolaire" text:description="Année scolaire">2016-2017
</text:user-field-input><text:bookmark-end text:name="Date"/></text:p></table:table-cell></table:table-row></table:table></draw:text-box></draw:frame><draw:frame draw:style-name="fr3" draw:name="images4" text:anchor-type="paragraph" svg:x="6.588cm" svg:y="10.146cm" svg:width="10.744cm" svg:height="2.662cm" draw:z-index="2"><draw:image xlink:href="Pictures/2000000D000029F700000A65220CEF3C117487C3.svm" xlink:type="simple" xlink:show="embed" xlink:actuate="onLoad"/></draw:frame><draw:frame draw:style-name="fr3" draw:name="images5" text:anchor-type="paragraph" svg:x="6.572cm" svg:y="21.034cm" svg:width="2.683cm" svg:height="2.679cm" draw:z-index="3"><draw:image xlink:href="Pictures/2000000D00000A7A00000A77E5963A509A094543.svm" xlink:type="simple" xlink:show="embed" xlink:actuate="onLoad"/></draw:frame></text:p>
      <text:p text:style-name="Standard"/>
      <text:h text:style-name="P19" text:outline-level="1"><text:bookmark-start text:name="__RefHeading__20344_1162629425"/>Résumé<text:bookmark-end text:name="__RefHeading__20344_1162629425"/></text:h>
      <text:p text:style-name="Text_20_body">Ce document est un modèle de rapport respectant la charte graphique de Télécom Bretagne.</text:p>
      <text:p text:style-name="Text_20_body"/>
      <text:p text:style-name="Text_20_body">Mots clés : traitement de texte, styles, modèles</text:p>
      <text:h text:style-name="Préambule" text:outline-level="1"><text:bookmark-start text:name="__RefHeading__20346_1162629425"/>Abstract<text:bookmark-end text:name="__RefHeading__20346_1162629425"/></text:h>
      <text:p text:style-name="Text_20_body"><text:span text:style-name="Citation">This document is a model for report written at Télécom Bretagne.</text:span></text:p>
      <text:p text:style-name="Text_20_body"><text:span text:style-name="Citation"/></text:p>
      <text:p text:style-name="Text_20_body"><text:span text:style-name="Citation">Keywords : word processor, styles, models</text:span></text:p>
      <text:table-of-content text:style-name="Sect1" text:protected="true" text:name="Table des matières1">
        <text:table-of-content-source text:outline-level="3" text:use-index-source-styles="true">
          <text:index-title-template text:style-name="Subtitle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Sommaire</text:p>
          </text:index-title>
          <text:p text:style-name="P10"><text:a xlink:type="simple" xlink:href="#__RefHeading__20344_1162629425" text:style-name="Internet_20_link" text:visited-style-name="Internet_20_link"><text:s text:c="2"/>Résumé<text:tab/>3</text:a></text:p>
          <text:p text:style-name="P10"><text:a xlink:type="simple" xlink:href="#__RefHeading__20346_1162629425" text:style-name="Internet_20_link" text:visited-style-name="Internet_20_link"><text:s text:c="2"/>Abstract<text:tab/>3</text:a></text:p>
          <text:p text:style-name="P10"><text:a xlink:type="simple" xlink:href="#__RefHeading__20348_1162629425" text:style-name="Internet_20_link" text:visited-style-name="Internet_20_link">1. <text:s/>Introduction<text:tab/>7</text:a></text:p>
          <text:p text:style-name="P10"><text:a xlink:type="simple" xlink:href="#__RefHeading__20350_1162629425" text:style-name="Internet_20_link" text:visited-style-name="Internet_20_link">2. <text:s/>Développement<text:tab/>7</text:a></text:p>
          <text:p text:style-name="P9"><text:a xlink:type="simple" xlink:href="#__RefHeading__20462_1162629425" text:style-name="Internet_20_link" text:visited-style-name="Internet_20_link">2.1Titre 2<text:tab/>7</text:a></text:p>
          <text:p text:style-name="P8"><text:a xlink:type="simple" xlink:href="#__RefHeading__20572_1162629425" text:style-name="Internet_20_link" text:visited-style-name="Internet_20_link">2.1.1Titre 3<text:tab/>7</text:a></text:p>
          <text:p text:style-name="P10"><text:a xlink:type="simple" xlink:href="#__RefHeading__20352_1162629425" text:style-name="Internet_20_link" text:visited-style-name="Internet_20_link">3. <text:s/>Conclusion<text:tab/>7</text:a></text:p>
          <text:p text:style-name="P10"><text:a xlink:type="simple" xlink:href="#__RefHeading__20354_1162629425" text:style-name="Internet_20_link" text:visited-style-name="Internet_20_link"><text:s text:c="2"/>Références Bibliographiques<text:tab/>9</text:a></text:p>
          <text:p text:style-name="P10"><text:a xlink:type="simple" xlink:href="#__RefHeading__23102_1162629425" text:style-name="Internet_20_link" text:visited-style-name="Internet_20_link"><text:s text:c="2"/>Annexes<text:tab/>11</text:a></text:p>
          <text:p text:style-name="P9"><text:a xlink:type="simple" xlink:href="#__RefHeading__23104_1162629425" text:style-name="Internet_20_link" text:visited-style-name="Internet_20_link">Annexe 1 -Annexe 1<text:tab/>12</text:a></text:p>
          <text:p text:style-name="P8"><text:a xlink:type="simple" xlink:href="#__RefHeading__20574_1162629425" text:style-name="Internet_20_link" text:visited-style-name="Internet_20_link">A1.1.Annexe 2<text:tab/>12</text:a></text:p>
        </text:index-body>
      </text:table-of-content>
      <text:p text:style-name="P3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3"/>
      <text:h text:style-name="P16" text:outline-level="1"><text:bookmark-start text:name="__RefHeading__20348_1162629425"/>Introduction<text:bookmark-end text:name="__RefHeading__20348_1162629425"/></text:h>
      <text:p text:style-name="Text_20_body"/>
      <text:p text:style-name="Text_20_body"/>
      <text:p text:style-name="Standard"><text:span text:style-name="T2">- Etude</text:span></text:p>
      <text:p text:style-name="Standard"><text:span text:style-name="T2">- Implémentation en Python (bien documenter le code, et faire un README sur l'utilisation du code)</text:span></text:p>
      <text:p text:style-name="Standard"><text:span text:style-name="T2">- Tests</text:span></text:p>
      <text:p text:style-name="Standard"><text:span text:style-name="T2">- Rapport</text:span></text:p>
      <text:p text:style-name="Standard"><text:span text:style-name="T2"/></text:p>
      <text:p text:style-name="Standard"><text:span text:style-name="T2">  - Le code Python</text:span></text:p>
      <text:p text:style-name="Standard"><text:span text:style-name="T2">  - Le fichier README expliquant comment utiliser le code</text:span></text:p>
      <text:p text:style-name="Standard"><text:span text:style-name="T2">  - Le rapport (pdf, pas de document WORD!!!)</text:span></text:p>
      <text:p text:style-name="Standard"><text:span text:style-name="T2"/></text:p>
      <text:p text:style-name="Standard"><text:span text:style-name="T2">- Compréhension de l'algo</text:span></text:p>
      <text:p text:style-name="P14"/>
      <text:p text:style-name="Standard"><text:span text:style-name="T2">  Voir l'énoncé du TP + d'autres sources (articles, ...). Bien conserver les références et les citer dans le rapport !!</text:span></text:p>
      <text:p text:style-name="Standard"><text:span text:style-name="T2"/></text:p>
      <text:p text:style-name="Standard"><text:span text:style-name="T2"/></text:p>
      <text:p text:style-name="Standard"><text:span text:style-name="T2">Philosophie du TP</text:span></text:p>
      <text:p text:style-name="Standard"><text:span text:style-name="T2">-----------------</text:span></text:p>
      <text:p text:style-name="P14"/>
      <text:p text:style-name="Standard"><text:span text:style-name="T2">Exploration libre d'un algo de fouille de données (k-means)</text:span></text:p>
      <text:p text:style-name="P14"/>
      <text:p text:style-name="Standard"><text:span text:style-name="T2">- Etude</text:span></text:p>
      <text:p text:style-name="Standard"><text:span text:style-name="T2">- Implémentation en Python (bien documenter le code, et faire un README sur l'utilisation du code)</text:span></text:p>
      <text:p text:style-name="Standard"><text:span text:style-name="T2">- Tests</text:span></text:p>
      <text:p text:style-name="Standard"><text:span text:style-name="T2">- Rapport</text:span></text:p>
      <text:p text:style-name="P14"/>
      <text:p text:style-name="Standard"><text:span text:style-name="T2">2 séances de 3h</text:span></text:p>
      <text:p text:style-name="P14"/>
      <text:p text:style-name="Standard"><text:span text:style-name="T2">En fin de chaque séance : soumettre sur moodle l'état actuel du travail (code, début de rapport)</text:span></text:p>
      <text:p text:style-name="P14"/>
      <text:p text:style-name="Standard"><text:span text:style-name="T2">Soumission du travail final le 25/10/2016 à minuit.</text:span></text:p>
      <text:p text:style-name="P14"/>
      <text:p text:style-name="Standard"><text:span text:style-name="T2">- Une archive contenant: </text:span></text:p>
      <text:p text:style-name="P14"/>
      <text:p text:style-name="Standard"><text:span text:style-name="T2">  - Le code Python</text:span></text:p>
      <text:p text:style-name="Standard"><text:span text:style-name="T2">  - Le fichier README expliquant comment utiliser le code</text:span></text:p>
      <text:p text:style-name="Standard"><text:span text:style-name="T2">  - Le rapport (pdf, pas de document WORD!!!)</text:span></text:p>
      <text:p text:style-name="P14"/>
      <text:p text:style-name="Standard"><text:soft-page-break/><text:span text:style-name="T2">Détails</text:span></text:p>
      <text:p text:style-name="Standard"><text:span text:style-name="T2">-------</text:span></text:p>
      <text:p text:style-name="P14"/>
      <text:p text:style-name="Standard"><text:span text:style-name="T2">- Compréhension de l'algo</text:span></text:p>
      <text:p text:style-name="P14"/>
      <text:p text:style-name="Standard"><text:span text:style-name="T2">  Voir l'énoncé du TP + d'autres sources (articles, ...). Bien conserver les références et les citer dans le rapport !!</text:span></text:p>
      <text:p text:style-name="P14"/>
      <text:p text:style-name="Standard"><text:span text:style-name="T2">- Points cruciaux de l'algo : </text:span></text:p>
      <text:p text:style-name="P14"/>
      <text:p text:style-name="Standard"><text:span text:style-name="T2">  - choix de "k" (déterminé par l'utilisateur / choix automatique)</text:span></text:p>
      <text:p text:style-name="Standard"><text:span text:style-name="T2">  - choix de la distance, </text:span></text:p>
      <text:p text:style-name="Standard"><text:span text:style-name="T2">  - choix du critère d'arrêt,</text:span></text:p>
      <text:p text:style-name="Standard"><text:span text:style-name="T2">  - qualité du clustering</text:span></text:p>
      <text:p text:style-name="P14"/>
      <text:p text:style-name="Standard"><text:span text:style-name="T2">- Sur moodle : </text:span></text:p>
      <text:p text:style-name="P14"/>
      <text:p text:style-name="Standard"><text:span text:style-name="T2">  - Un article sur la qualité du clustering</text:span></text:p>
      <text:p text:style-name="Standard"><text:span text:style-name="T2">  - Des données "test" (IRIS)</text:span></text:p>
      <text:p text:style-name="Standard"><text:span text:style-name="T2">  - Code Python pour la lecture / l'écriture de fichiers et la génération de données aléatoires</text:span></text:p>
      <text:p text:style-name="P14"/>
      <text:p text:style-name="Standard"><text:span text:style-name="T2">Rapport</text:span></text:p>
      <text:p text:style-name="Standard"><text:span text:style-name="T2">-------</text:span></text:p>
      <text:p text:style-name="P14"/>
      <text:p text:style-name="Standard"><text:span text:style-name="T2">- Les différents choix qu'ils ont fait</text:span></text:p>
      <text:p text:style-name="Standard"><text:span text:style-name="T2">- Tests sur différents jeux de données (en particulier IRIS)</text:span></text:p>
      <text:p text:style-name="Standard"><text:span text:style-name="T2">- Complexité de l'algo implémenté (et de ses différentes variantes)</text:span></text:p>
      <text:p text:style-name="Standard"><text:span text:style-name="T2">- Les difficultés liées à l'algorithme</text:span></text:p>
      <text:h text:style-name="Heading_20_1" text:outline-level="1"><text:bookmark-start text:name="__RefHeading__20350_1162629425"/>Développement<text:bookmark-end text:name="__RefHeading__20350_1162629425"/></text:h>
      <text:h text:style-name="Heading_20_2" text:outline-level="2"><text:bookmark-start text:name="__RefHeading__20462_1162629425"/>Titre 2<text:bookmark-end text:name="__RefHeading__20462_1162629425"/></text:h>
      <text:h text:style-name="Heading_20_3" text:outline-level="3"><text:bookmark-start text:name="__RefHeading__20572_1162629425"/>Titre 3<text:bookmark-end text:name="__RefHeading__20572_1162629425"/></text:h>
      <text:h text:style-name="Heading_20_4" text:outline-level="4">Titre 4</text:h>
      <text:p text:style-name="Text_20_body">Corps de texte</text:p>
      <text:p text:style-name="Preformatted_20_Text">Texte préformaté</text:p>
      <text:list xml:id="list149628115189022358" text:style-name="WW8Num19">
        <text:list-item>
          <text:p text:style-name="List">Liste</text:p>
        </text:list-item>
      </text:list>
      <text:p text:style-name="Text_20_body_20_indent">Retrait corps de texte</text:p>
      <text:list xml:id="list2625544641943258461" text:style-name="WW8Num18">
        <text:list-item>
          <text:p text:style-name="Liste_20_2">Liste 2</text:p>
        </text:list-item>
      </text:list>
      <text:p text:style-name="Retrait_20_corps_20_de_20_texte_20_2">Retrait corps de texte 2</text:p>
      <text:h text:style-name="P15" text:outline-level="1"><text:bookmark-start text:name="__RefHeading__20352_1162629425"/>CHOIX de k<text:bookmark-end text:name="__RefHeading__20352_1162629425"/></text:h>
      <text:p text:style-name="Subtitle"><text:bookmark-start text:name="__RefHeading__20354_1162629425"/>Références Bibliographiques<text:bookmark-end text:name="__RefHeading__20354_1162629425"/></text:p>
      <text:p text:style-name="P20">[1] <text:s/>An Efficient</text:p>
      <text:p text:style-name="P18"/>
      <text:p text:style-name="P17"><text:bookmark-start text:name="__RefHeading__23102_1162629425"/>Annexes<text:bookmark-end text:name="__RefHeading__23102_1162629425"/></text:p>
      <text:list xml:id="list1921468864654385707" text:style-name="WW8Num11">
        <text:list-item>
          <text:h text:style-name="Annexe_20_1" text:outline-level="2"><text:bookmark-start text:name="__RefHeading__23104_1162629425"/>Annexe 1<text:bookmark-end text:name="__RefHeading__23104_1162629425"/></text:h>
          <text:list>
            <text:list-item>
              <text:h text:style-name="Annexe_20_2" text:outline-level="3"><text:bookmark-start text:name="__RefHeading__20574_1162629425"/>Annexe 2<text:bookmark-end text:name="__RefHeading__20574_1162629425"/></text:h>
              <text:list>
                <text:list-item>
                  <text:h text:style-name="Annexe_20_3" text:outline-level="4">Annexe 3</text:h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dvP6EC0" svg:font-family="AdvP6EC0"/>
    <style:font-face style:name="AdvP6ECA" svg:font-family="AdvP6ECA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1A000004639837516C7E1B8F2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loext:contextual-spacing="false" fo:text-align="justify" style:justify-single-word="false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loext:contextual-spacing="false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loext:contextual-spacing="false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Annexe_20_1" style:display-name="Annexe 1" style:family="paragraph" style:parent-style-name="Standard" style:next-style-name="Text_20_body" style:default-outline-level="2" style:list-style-name="WW8Num11" style:master-page-name="">
      <style:paragraph-properties fo:margin-top="0.635cm" fo:margin-bottom="0.423cm" loext:contextual-spacing="false" fo:text-align="center" style:justify-single-word="false" style:page-number="auto" fo:break-before="page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default-outline-level="3" style:list-style-name="WW8Num11" style:master-page-name="">
      <style:paragraph-properties fo:margin-top="0.423cm" fo:margin-bottom="0.212cm" loext:contextual-spacing="false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default-outline-level="4" style:list-style-name="WW8Num11">
      <style:paragraph-properties fo:margin-left="3cm" fo:margin-right="0cm" fo:margin-top="0.212cm" fo:margin-bottom="0.212cm" loext:contextual-spacing="false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loext:contextual-spacing="false" fo:text-align="center" style:justify-single-word="false" style:page-number="auto"/>
      <style:text-properties fo:color="#a8b50a" fo:font-size="20pt" fo:font-weight="bold" style:font-size-asian="20pt" style:font-weight-asian="bold" style:font-name-complex="Arial" style:font-family-complex="Arial" style:font-family-generic-complex="swiss" style:font-pitch-complex="variable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32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éambule" style:family="paragraph" style:parent-style-name="Heading_20_1" style:next-style-name="Text_20_body" style:default-outline-level="" style:list-style-name="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Citation" style:family="text">
      <style:text-properties fo:font-style="italic" style:font-style-asian="italic" style:font-style-complex="italic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101cm"/>
      </text:outline-level-style>
      <text:outline-level-style text:level="2" style:num-format="1" text:display-levels="2">
        <style:list-level-properties text:min-label-distance="0.101cm"/>
      </text:outline-level-style>
      <text:outline-level-style text:level="3" style:num-format="1" text:display-levels="3">
        <style:list-level-properties text:min-label-distance="0.101cm"/>
      </text:outline-level-style>
      <text:outline-level-style text:level="4" style:num-format="">
        <style:list-level-properties text:min-label-distance="0.101cm"/>
      </text:outline-level-style>
      <text:outline-level-style text:level="5" style:num-prefix="(" style:num-suffix=")" style:num-format="a" style:num-letter-sync="true">
        <style:list-level-properties text:min-label-distance="0.101cm"/>
      </text:outline-level-style>
      <text:outline-level-style text:level="6" style:num-prefix="(" style:num-suffix=")" style:num-format="i">
        <style:list-level-properties text:min-label-distance="0.101cm"/>
      </text:outline-level-style>
      <text:outline-level-style text:level="7" style:num-suffix="." style:num-format="1">
        <style:list-level-properties text:min-label-distance="0.101cm"/>
      </text:outline-level-style>
      <text:outline-level-style text:level="8" style:num-suffix="." style:num-format="a" style:num-letter-sync="true">
        <style:list-level-properties text:min-label-distance="0.101cm"/>
      </text:outline-level-style>
      <text:outline-level-style text:level="9" style:num-suffix="." style:num-format="i">
        <style:list-level-properties text:min-label-distance="0.101cm"/>
      </text:outline-level-style>
      <text:outline-level-style text:level="10" style:num-format="">
        <style:list-level-properties text:min-label-distance="0.101cm"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 text:min-label-distance="0.101cm"/>
      </text:list-level-style-number>
      <text:list-level-style-number text:level="2" style:num-prefix="A" style:num-suffix="." style:num-format="1" text:display-levels="2">
        <style:list-level-properties text:min-label-distance="0.101cm"/>
      </text:list-level-style-number>
      <text:list-level-style-number text:level="3" style:num-prefix="A" style:num-suffix="." style:num-format="1" text:display-levels="3">
        <style:list-level-properties text:min-label-distance="0.101cm"/>
      </text:list-level-style-number>
      <text:list-level-style-number text:level="4" style:num-suffix="." style:num-format="1" text:display-levels="4">
        <style:list-level-properties text:min-label-distance="0.101cm"/>
      </text:list-level-style-number>
      <text:list-level-style-number text:level="5" style:num-suffix="." style:num-format="1" text:display-levels="5">
        <style:list-level-properties text:min-label-distance="0.101cm"/>
      </text:list-level-style-number>
      <text:list-level-style-number text:level="6" style:num-suffix="." style:num-format="1" text:display-levels="6">
        <style:list-level-properties text:min-label-distance="0.101cm"/>
      </text:list-level-style-number>
      <text:list-level-style-number text:level="7" style:num-suffix="." style:num-format="1" text:display-levels="7">
        <style:list-level-properties text:min-label-distance="0.101cm"/>
      </text:list-level-style-number>
      <text:list-level-style-number text:level="8" style:num-suffix="." style:num-format="1" text:display-levels="8">
        <style:list-level-properties text:min-label-distance="0.101cm"/>
      </text:list-level-style-number>
      <text:list-level-style-number text:level="9" style:num-suffix="." style:num-format="1" text:display-levels="9">
        <style:list-level-properties text:min-label-distance="0.101cm"/>
      </text:list-level-style-number>
      <text:list-level-style-number text:level="10" style:num-suffix="." style:num-format="1">
        <style:list-level-properties text:min-label-distance="0.101cm"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Zeichenformat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Zeichenformat" text:bullet-char="">
        <style:list-level-properties/>
        <style:text-properties style:font-name="Wingdings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bottom" style:footnote-max-height="0cm">
        <style:background-image xlink:href="Pictures/100000000000031A000004639837516C7E1B8F2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C0115F35EC17CB10.jpg" xlink:type="simple" xlink:show="embed" xlink:actuate="onLoad"/></draw:frame><draw:frame draw:style-name="Mfr1" draw:name="images3" text:anchor-type="char" svg:x="0cm" svg:y="-3.433cm" svg:width="2.679cm" svg:height="2.679cm" draw:z-index="0"><draw:image xlink:href="Pictures/10000000000000B1000000B149F2897ED146D50B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left"><text:tab/><text:page-number text:select-page="current">12</text:page-number> / <text:page-count>14</text:page-count><text:tab/><text:user-field-get text:name="TitreDocument">Etude et implémentation de l'algorithme des k-means</text:user-field-get> - v <text:user-field-get text:name="NuméroVersion">0.1</text:user-field-get></text:p>
      </style:footer>
    </style:master-page>
    <style:master-page style:name="Right_20_Page" style:display-name="Right Page" style:page-layout-name="Mpm5" style:next-style-name="Lef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right"><text:user-field-get text:name="TitreDocument">Etude et implémentation de l'algorithme des k-means</text:user-field-get> - v <text:user-field-get text:name="NuméroVersion">0.1</text:user-field-get><text:tab/><text:page-number text:select-page="current">11</text:page-number> / <text:page-count>14</text:page-count><text:tab/></text:p>
      </style:footer>
    </style:master-page>
    <style:master-page style:name="First_20_Page" style:display-name="Firs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dc:title>RapportTB</dc:title>
    <meta:creation-date>2016-10-28T17:32:18.646912000</meta:creation-date>
    <meta:editing-cycles>2</meta:editing-cycles>
    <meta:editing-duration>PT5M57S</meta:editing-duration>
    <dc:date>2016-10-28T18:01:31.786775000</dc:date>
    <meta:document-statistic meta:table-count="3" meta:image-count="4" meta:object-count="0" meta:page-count="14" meta:paragraph-count="90" meta:word-count="470" meta:character-count="2729" meta:non-whitespace-character-count="2322"/>
    <meta:user-defined meta:name="Info 1"/>
    <meta:user-defined meta:name="Info 2"/>
    <meta:user-defined meta:name="Info 3"/>
    <meta:user-defined meta:name="Info 4"/>
  </office:meta>
</office:document-meta>
</file>